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T Serif" svg:font-family="PT 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extbody" style:master-page-name="MP0" style:family="paragraph">
      <style:paragraph-properties fo:break-before="page" fo:text-align="center"/>
    </style:style>
    <style:style style:name="T2" style:parent-style-name="StrongEmphasis" style:family="text">
      <style:text-properties style:font-name="PT Serif" fo:color="#333333" fo:font-size="28pt" style:font-size-asian="28pt" style:font-size-complex="28pt"/>
    </style:style>
    <style:style style:name="T3" style:parent-style-name="StrongEmphasis" style:family="text">
      <style:text-properties style:font-name="PT Serif" fo:color="#333333"/>
    </style:style>
    <style:style style:name="T4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5" style:parent-style-name="DefaultParagraphFont" style:family="text">
      <style:text-properties style:font-name="PT Serif" fo:color="#333333" fo:font-size="13.5pt" style:font-size-asian="13.5pt"/>
    </style:style>
    <style:style style:name="T6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7" style:parent-style-name="DefaultParagraphFont" style:family="text">
      <style:text-properties style:font-name="PT Serif" fo:color="#333333" fo:font-size="13.5pt" style:font-size-asian="13.5pt"/>
    </style:style>
    <style:style style:name="T8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9" style:parent-style-name="DefaultParagraphFont" style:family="text">
      <style:text-properties style:font-name="PT Serif" fo:color="#333333" fo:font-size="13.5pt" style:font-size-asian="13.5pt"/>
    </style:style>
    <style:style style:name="T10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11" style:parent-style-name="DefaultParagraphFont" style:family="text">
      <style:text-properties style:font-name="PT Serif" fo:color="#333333" fo:font-size="13.5pt" style:font-size-asian="13.5pt"/>
    </style:style>
    <style:style style:name="T12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13" style:parent-style-name="DefaultParagraphFont" style:family="text">
      <style:text-properties style:font-name="PT Serif" fo:color="#333333" fo:font-size="13.5pt" style:font-size-asian="13.5pt"/>
    </style:style>
    <style:style style:name="T14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15" style:parent-style-name="DefaultParagraphFont" style:family="text">
      <style:text-properties style:font-name="PT Serif" fo:color="#333333" fo:font-size="13.5pt" style:font-size-asian="13.5pt"/>
    </style:style>
    <style:style style:name="T16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17" style:parent-style-name="DefaultParagraphFont" style:family="text">
      <style:text-properties style:font-name="PT Serif" fo:color="#333333" fo:font-size="13.5pt" style:font-size-asian="13.5pt"/>
    </style:style>
    <style:style style:name="T18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19" style:parent-style-name="DefaultParagraphFont" style:family="text">
      <style:text-properties style:font-name="PT Serif" fo:color="#333333" fo:font-size="13.5pt" style:font-size-asian="13.5pt"/>
    </style:style>
    <style:style style:name="T20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21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22" style:parent-style-name="DefaultParagraphFont" style:family="text">
      <style:text-properties style:font-name="PT Serif" fo:color="#333333" fo:font-size="13.5pt" style:font-size-asian="13.5pt"/>
    </style:style>
    <style:style style:name="T23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24" style:parent-style-name="DefaultParagraphFont" style:family="text">
      <style:text-properties style:font-name="PT Serif" fo:color="#333333" fo:font-size="13.5pt" style:font-size-asian="13.5pt"/>
    </style:style>
    <style:style style:name="T25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26" style:parent-style-name="DefaultParagraphFont" style:family="text">
      <style:text-properties style:font-name="PT Serif" fo:color="#333333" fo:font-size="13.5pt" style:font-size-asian="13.5pt"/>
    </style:style>
    <style:style style:name="T27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28" style:parent-style-name="DefaultParagraphFont" style:family="text">
      <style:text-properties style:font-name="PT Serif" fo:color="#333333" fo:font-size="13.5pt" style:font-size-asian="13.5pt"/>
    </style:style>
    <style:style style:name="T29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30" style:parent-style-name="DefaultParagraphFont" style:family="text">
      <style:text-properties style:font-name="PT Serif" fo:color="#333333" fo:font-size="13.5pt" style:font-size-asian="13.5pt"/>
    </style:style>
    <style:style style:name="T31" style:parent-style-name="DefaultParagraphFont" style:family="text">
      <style:text-properties style:font-name="PT Serif" fo:color="#333333" fo:font-size="13.5pt" style:font-size-asian="13.5pt"/>
    </style:style>
    <style:style style:name="T32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33" style:parent-style-name="DefaultParagraphFont" style:family="text">
      <style:text-properties style:font-name="PT Serif" fo:color="#333333" fo:font-size="13.5pt" style:font-size-asian="13.5pt"/>
    </style:style>
    <style:style style:name="T34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35" style:parent-style-name="DefaultParagraphFont" style:family="text">
      <style:text-properties style:font-name="PT Serif" fo:color="#333333" fo:font-size="13.5pt" style:font-size-asian="13.5pt"/>
    </style:style>
    <style:style style:name="T36" style:parent-style-name="DefaultParagraphFont" style:family="text">
      <style:text-properties style:font-name="PT Serif" fo:color="#333333" fo:font-size="13.5pt" style:font-size-asian="13.5pt"/>
    </style:style>
    <style:style style:name="T37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38" style:parent-style-name="DefaultParagraphFont" style:family="text">
      <style:text-properties style:font-name="PT Serif" fo:color="#333333" fo:font-size="13.5pt" style:font-size-asian="13.5pt"/>
    </style:style>
    <style:style style:name="T39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40" style:parent-style-name="DefaultParagraphFont" style:family="text">
      <style:text-properties style:font-name="PT Serif" fo:color="#333333" fo:font-size="13.5pt" style:font-size-asian="13.5pt"/>
    </style:style>
    <style:style style:name="T41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42" style:parent-style-name="DefaultParagraphFont" style:family="text">
      <style:text-properties style:font-name="PT Serif" fo:color="#333333" fo:font-size="13.5pt" style:font-size-asian="13.5pt"/>
    </style:style>
    <style:style style:name="T43" style:parent-style-name="DefaultParagraphFont" style:family="text">
      <style:text-properties style:font-name="PT Serif" fo:color="#333333" fo:font-size="13.5pt" style:font-size-asian="13.5pt"/>
    </style:style>
    <style:style style:name="P44" style:parent-style-name="Textbody" style:family="paragraph">
      <style:text-properties style:font-name="PT Serif" fo:color="#333333" fo:font-size="13.5pt" style:font-size-asian="13.5pt"/>
    </style:style>
    <style:style style:name="T45" style:parent-style-name="DefaultParagraphFont" style:family="text">
      <style:text-properties style:font-name="PT Serif" fo:font-weight="bold" style:font-weight-asian="bold" style:font-weight-complex="bold" fo:color="#333333" fo:font-size="13.5pt" style:font-size-asian="13.5pt"/>
    </style:style>
    <style:style style:name="T46" style:parent-style-name="DefaultParagraphFont" style:family="text">
      <style:text-properties style:font-name="PT Serif" fo:color="#333333" fo:font-size="13.5pt" style:font-size-asian="13.5pt"/>
    </style:style>
    <style:style style:name="T47" style:parent-style-name="DefaultParagraphFont" style:family="text">
      <style:text-properties style:font-name="PT Serif" fo:color="#333333" fo:font-size="13.5pt" style:font-size-asian="13.5pt"/>
    </style:style>
    <style:style style:name="T48" style:parent-style-name="DefaultParagraphFont" style:family="text">
      <style:text-properties style:font-name="PT Serif" fo:color="#333333" fo:font-size="13.5pt" style:font-size-asian="13.5pt"/>
    </style:style>
    <style:style style:name="T49" style:parent-style-name="DefaultParagraphFont" style:family="text">
      <style:text-properties style:font-name="PT Serif" fo:color="#333333" fo:font-size="13.5pt" style:font-size-asian="13.5pt"/>
    </style:style>
    <style:style style:name="P50" style:parent-style-name="Textbody" style:family="paragraph">
      <style:paragraph-properties fo:text-align="center"/>
      <style:text-properties style:font-name="PT Serif" fo:font-weight="bold" style:font-weight-asian="bold" style:font-weight-complex="bold" fo:color="#333333" fo:font-size="28pt" style:font-size-asian="28pt" style:font-size-complex="28pt"/>
    </style:style>
    <style:style style:name="P51" style:parent-style-name="Textbody" style:family="paragraph">
      <style:paragraph-properties fo:text-align="center"/>
      <style:text-properties style:font-name="PT Serif" fo:font-weight="bold" style:font-weight-asian="bold" style:font-weight-complex="bold" fo:color="#333333" fo:font-size="28pt" style:font-size-asian="28pt" style:font-size-complex="28pt"/>
    </style:style>
    <style:style style:name="T52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53" style:parent-style-name="DefaultParagraphFont" style:family="text">
      <style:text-properties style:font-name="PT Serif" fo:color="#333333" fo:font-size="13.5pt" style:font-size-asian="13.5pt"/>
    </style:style>
    <style:style style:name="T54" style:parent-style-name="DefaultParagraphFont" style:family="text">
      <style:text-properties style:font-name="PT Serif" fo:color="#333333" fo:font-size="13.5pt" style:font-size-asian="13.5pt"/>
    </style:style>
    <style:style style:name="T55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56" style:parent-style-name="DefaultParagraphFont" style:family="text">
      <style:text-properties style:font-name="PT Serif" fo:color="#333333" fo:font-size="13.5pt" style:font-size-asian="13.5pt"/>
    </style:style>
    <style:style style:name="T57" style:parent-style-name="DefaultParagraphFont" style:family="text">
      <style:text-properties style:font-name="Times New Roman" fo:font-weight="bold" style:font-weight-asian="bold" fo:color="#000000" fo:font-size="24pt" style:font-size-asian="24pt"/>
    </style:style>
    <style:style style:name="T58" style:parent-style-name="DefaultParagraphFont" style:family="text">
      <style:text-properties style:font-name="Times New Roman" fo:color="#000000" fo:font-size="24pt" style:font-size-asian="24pt"/>
    </style:style>
    <style:style style:name="T59" style:parent-style-name="DefaultParagraphFont" style:family="text">
      <style:text-properties style:font-name="PT Serif" fo:color="#333333" fo:font-size="13.5pt" style:font-size-asian="13.5pt"/>
    </style:style>
    <style:style style:name="T60" style:parent-style-name="DefaultParagraphFont" style:family="text">
      <style:text-properties style:font-name="Times New Roman" fo:color="#000000" fo:font-size="24pt" style:font-size-asian="24pt"/>
    </style:style>
    <style:style style:name="T61" style:parent-style-name="DefaultParagraphFont" style:family="text">
      <style:text-properties style:font-name="PT Serif" fo:color="#333333" fo:font-size="13.5pt" style:font-size-asian="13.5pt"/>
    </style:style>
    <style:style style:name="T62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63" style:parent-style-name="DefaultParagraphFont" style:family="text">
      <style:text-properties style:font-name="PT Serif" fo:color="#333333" fo:font-size="13.5pt" style:font-size-asian="13.5pt"/>
    </style:style>
    <style:style style:name="T64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65" style:parent-style-name="DefaultParagraphFont" style:family="text">
      <style:text-properties style:font-name="PT Serif" fo:color="#333333" fo:font-size="13.5pt" style:font-size-asian="13.5pt"/>
    </style:style>
    <style:style style:name="T66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67" style:parent-style-name="DefaultParagraphFont" style:family="text">
      <style:text-properties style:font-name="PT Serif" fo:color="#333333" fo:font-size="13.5pt" style:font-size-asian="13.5pt"/>
    </style:style>
    <style:style style:name="T68" style:parent-style-name="DefaultParagraphFont" style:family="text">
      <style:text-properties style:font-name="PT Serif" fo:color="#333333" fo:font-size="13.5pt" style:font-size-asian="13.5pt"/>
    </style:style>
    <style:style style:name="T69" style:parent-style-name="DefaultParagraphFont" style:family="text">
      <style:text-properties style:font-name="Times New Roman" fo:font-weight="bold" style:font-weight-asian="bold" fo:color="#000000" fo:font-size="24pt" style:font-size-asian="24pt"/>
    </style:style>
    <style:style style:name="T70" style:parent-style-name="DefaultParagraphFont" style:family="text">
      <style:text-properties style:font-name="Times New Roman" fo:color="#000000" fo:font-size="24pt" style:font-size-asian="24pt"/>
    </style:style>
    <style:style style:name="T71" style:parent-style-name="DefaultParagraphFont" style:family="text">
      <style:text-properties style:font-name="PT Serif" fo:color="#333333" fo:font-size="13.5pt" style:font-size-asian="13.5pt"/>
    </style:style>
    <style:style style:name="T72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73" style:parent-style-name="DefaultParagraphFont" style:family="text">
      <style:text-properties style:font-name="PT Serif" fo:color="#333333" fo:font-size="13.5pt" style:font-size-asian="13.5pt"/>
    </style:style>
    <style:style style:name="T74" style:parent-style-name="DefaultParagraphFont" style:family="text">
      <style:text-properties style:font-name="PT Serif" fo:color="#333333" fo:font-size="13.5pt" style:font-size-asian="13.5pt"/>
    </style:style>
    <style:style style:name="T75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76" style:parent-style-name="DefaultParagraphFont" style:family="text">
      <style:text-properties style:font-name="PT Serif" fo:color="#333333" fo:font-size="13.5pt" style:font-size-asian="13.5pt"/>
    </style:style>
    <style:style style:name="T77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78" style:parent-style-name="DefaultParagraphFont" style:family="text">
      <style:text-properties style:font-name="PT Serif" fo:color="#333333" fo:font-size="13.5pt" style:font-size-asian="13.5pt"/>
    </style:style>
    <style:style style:name="T79" style:parent-style-name="DefaultParagraphFont" style:family="text">
      <style:text-properties style:font-name="PT Serif" fo:color="#333333" fo:font-size="13.5pt" style:font-size-asian="13.5pt"/>
    </style:style>
    <style:style style:name="T80" style:parent-style-name="DefaultParagraphFont" style:family="text">
      <style:text-properties style:font-name="Times New Roman" fo:font-weight="bold" style:font-weight-asian="bold" fo:color="#000000" fo:font-size="24pt" style:font-size-asian="24pt"/>
    </style:style>
    <style:style style:name="T81" style:parent-style-name="DefaultParagraphFont" style:family="text">
      <style:text-properties style:font-name="Times New Roman" fo:color="#000000" fo:font-size="24pt" style:font-size-asian="24pt"/>
    </style:style>
    <style:style style:name="T82" style:parent-style-name="DefaultParagraphFont" style:family="text">
      <style:text-properties style:font-name="Times New Roman" fo:color="#000000" fo:font-size="24pt" style:font-size-asian="24pt"/>
    </style:style>
    <style:style style:name="T83" style:parent-style-name="DefaultParagraphFont" style:family="text">
      <style:text-properties style:font-name="PT Serif" fo:color="#333333" fo:font-size="13.5pt" style:font-size-asian="13.5pt"/>
    </style:style>
    <style:style style:name="T84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85" style:parent-style-name="DefaultParagraphFont" style:family="text">
      <style:text-properties style:font-name="PT Serif" fo:color="#333333" fo:font-size="13.5pt" style:font-size-asian="13.5pt"/>
    </style:style>
    <style:style style:name="T86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87" style:parent-style-name="DefaultParagraphFont" style:family="text">
      <style:text-properties style:font-name="PT Serif" fo:color="#333333" fo:font-size="13.5pt" style:font-size-asian="13.5pt"/>
    </style:style>
    <style:style style:name="T88" style:parent-style-name="DefaultParagraphFont" style:family="text">
      <style:text-properties style:font-name="PT Serif" fo:color="#333333" fo:font-size="13.5pt" style:font-size-asian="13.5pt"/>
    </style:style>
    <style:style style:name="T89" style:parent-style-name="DefaultParagraphFont" style:family="text">
      <style:text-properties style:font-name="Times New Roman" fo:font-weight="bold" style:font-weight-asian="bold" fo:color="#000000" fo:font-size="24pt" style:font-size-asian="24pt"/>
    </style:style>
    <style:style style:name="T90" style:parent-style-name="DefaultParagraphFont" style:family="text">
      <style:text-properties style:font-name="Times New Roman" fo:color="#000000" fo:font-size="24pt" style:font-size-asian="24pt"/>
    </style:style>
    <style:style style:name="T91" style:parent-style-name="DefaultParagraphFont" style:family="text">
      <style:text-properties style:font-name="PT Serif" fo:color="#333333" fo:font-size="13.5pt" style:font-size-asian="13.5pt"/>
    </style:style>
    <style:style style:name="T92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93" style:parent-style-name="DefaultParagraphFont" style:family="text">
      <style:text-properties style:font-name="PT Serif" fo:color="#333333" fo:font-size="13.5pt" style:font-size-asian="13.5pt"/>
    </style:style>
    <style:style style:name="T94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95" style:parent-style-name="DefaultParagraphFont" style:family="text">
      <style:text-properties style:font-name="PT Serif" fo:color="#333333" fo:font-size="13.5pt" style:font-size-asian="13.5pt"/>
    </style:style>
    <style:style style:name="T96" style:parent-style-name="DefaultParagraphFont" style:family="text">
      <style:text-properties style:font-name="PT Serif" fo:color="#333333" fo:font-size="13.5pt" style:font-size-asian="13.5pt"/>
    </style:style>
    <style:style style:name="T97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98" style:parent-style-name="DefaultParagraphFont" style:family="text">
      <style:text-properties style:font-name="PT Serif" fo:color="#333333" fo:font-size="13.5pt" style:font-size-asian="13.5pt"/>
    </style:style>
    <style:style style:name="T99" style:parent-style-name="DefaultParagraphFont" style:family="text">
      <style:text-properties style:font-name="PT Serif" fo:color="#333333" fo:font-size="13.5pt" style:font-size-asian="13.5pt"/>
    </style:style>
    <style:style style:name="T100" style:parent-style-name="DefaultParagraphFont" style:family="text">
      <style:text-properties style:font-name="Times New Roman" fo:font-weight="bold" style:font-weight-asian="bold" fo:color="#000000" fo:font-size="24pt" style:font-size-asian="24pt"/>
    </style:style>
    <style:style style:name="T101" style:parent-style-name="DefaultParagraphFont" style:family="text">
      <style:text-properties style:font-name="Times New Roman" fo:color="#000000" fo:font-size="24pt" style:font-size-asian="24pt"/>
    </style:style>
    <style:style style:name="T102" style:parent-style-name="DefaultParagraphFont" style:family="text">
      <style:text-properties style:font-name="PT Serif" fo:color="#333333" fo:font-size="13.5pt" style:font-size-asian="13.5pt"/>
    </style:style>
    <style:style style:name="T103" style:parent-style-name="DefaultParagraphFont" style:family="text">
      <style:text-properties style:font-name="Times New Roman" fo:color="#000000" fo:font-size="24pt" style:font-size-asian="24pt"/>
    </style:style>
    <style:style style:name="T104" style:parent-style-name="DefaultParagraphFont" style:family="text">
      <style:text-properties style:font-name="PT Serif" fo:color="#333333" fo:font-size="13.5pt" style:font-size-asian="13.5pt"/>
    </style:style>
    <style:style style:name="T105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106" style:parent-style-name="DefaultParagraphFont" style:family="text">
      <style:text-properties style:font-name="PT Serif" fo:color="#333333" fo:font-size="13.5pt" style:font-size-asian="13.5pt"/>
    </style:style>
    <style:style style:name="T107" style:parent-style-name="DefaultParagraphFont" style:family="text">
      <style:text-properties style:font-name="PT Serif" fo:color="#333333" fo:font-size="13.5pt" style:font-size-asian="13.5pt"/>
    </style:style>
    <style:style style:name="T108" style:parent-style-name="DefaultParagraphFont" style:family="text">
      <style:text-properties style:font-name="PT Serif" fo:color="#333333" fo:font-size="13.5pt" style:font-size-asian="13.5pt"/>
    </style:style>
    <style:style style:name="T109" style:parent-style-name="DefaultParagraphFont" style:family="text">
      <style:text-properties style:font-name="Times New Roman" fo:font-weight="bold" style:font-weight-asian="bold" fo:color="#000000" fo:font-size="24pt" style:font-size-asian="24pt"/>
    </style:style>
    <style:style style:name="T110" style:parent-style-name="DefaultParagraphFont" style:family="text">
      <style:text-properties style:font-name="Times New Roman" fo:color="#000000" fo:font-size="24pt" style:font-size-asian="24pt"/>
    </style:style>
    <style:style style:name="T111" style:parent-style-name="DefaultParagraphFont" style:family="text">
      <style:text-properties style:font-name="PT Serif" fo:color="#333333" fo:font-size="13.5pt" style:font-size-asian="13.5pt"/>
    </style:style>
    <style:style style:name="T112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113" style:parent-style-name="DefaultParagraphFont" style:family="text">
      <style:text-properties style:font-name="PT Serif" fo:color="#333333" fo:font-size="13.5pt" style:font-size-asian="13.5pt"/>
    </style:style>
    <style:style style:name="T114" style:parent-style-name="DefaultParagraphFont" style:family="text">
      <style:text-properties style:font-name="PT Serif" fo:color="#333333" fo:font-size="13.5pt" style:font-size-asian="13.5pt"/>
    </style:style>
    <style:style style:name="T115" style:parent-style-name="DefaultParagraphFont" style:family="text">
      <style:text-properties style:font-name="Times New Roman" fo:font-weight="bold" style:font-weight-asian="bold" fo:color="#000000" fo:font-size="24pt" style:font-size-asian="24pt"/>
    </style:style>
    <style:style style:name="T116" style:parent-style-name="DefaultParagraphFont" style:family="text">
      <style:text-properties style:font-name="Times New Roman" fo:color="#000000" fo:font-size="24pt" style:font-size-asian="24pt"/>
    </style:style>
    <style:style style:name="T117" style:parent-style-name="DefaultParagraphFont" style:family="text">
      <style:text-properties style:font-name="PT Serif" fo:color="#333333" fo:font-size="13.5pt" style:font-size-asian="13.5pt"/>
    </style:style>
    <style:style style:name="T118" style:parent-style-name="StrongEmphasis" style:family="text">
      <style:text-properties style:font-name="PT Serif" fo:font-weight="normal" style:font-weight-asian="normal" fo:color="#333333" fo:font-size="13.5pt" style:font-size-asian="13.5pt"/>
    </style:style>
    <style:style style:name="T119" style:parent-style-name="DefaultParagraphFont" style:family="text">
      <style:text-properties style:font-name="PT Serif" fo:color="#333333" fo:font-size="13.5pt" style:font-size-asian="13.5pt"/>
    </style:style>
    <style:style style:name="T120" style:parent-style-name="DefaultParagraphFont" style:family="text">
      <style:text-properties style:font-name="PT Serif" fo:color="#333333" fo:font-size="13.5pt" style:font-size-asian="13.5pt"/>
    </style:style>
    <style:style style:name="T121" style:parent-style-name="DefaultParagraphFont" style:family="text">
      <style:text-properties style:font-name="PT Serif" fo:color="#333333" fo:font-size="13.5pt" style:font-size-asian="13.5pt"/>
    </style:style>
    <style:style style:name="T122" style:parent-style-name="DefaultParagraphFont" style:family="text">
      <style:text-properties style:font-name="Times New Roman" fo:font-weight="bold" style:font-weight-asian="bold" fo:color="#000000" fo:font-size="24pt" style:font-size-asian="24pt"/>
    </style:style>
    <style:style style:name="T123" style:parent-style-name="DefaultParagraphFont" style:family="text">
      <style:text-properties style:font-name="Times New Roman" fo:color="#000000" fo:font-size="24pt" style:font-size-asian="24pt"/>
    </style:style>
    <style:style style:name="T124" style:parent-style-name="DefaultParagraphFont" style:family="text">
      <style:text-properties style:font-name="PT Serif" fo:color="#333333" fo:font-size="13.5pt" style:font-size-asian="13.5pt"/>
    </style:style>
    <style:style style:name="T125" style:parent-style-name="DefaultParagraphFont" style:family="text">
      <style:text-properties style:font-name="Times New Roman" fo:font-weight="bold" style:font-weight-asian="bold" fo:color="#000000" fo:font-size="24pt" style:font-size-asian="24pt"/>
    </style:style>
    <style:style style:name="T126" style:parent-style-name="DefaultParagraphFont" style:family="text">
      <style:text-properties style:font-name="Times New Roman" fo:color="#000000" fo:font-size="24pt" style:font-size-asian="24pt"/>
    </style:style>
    <style:style style:name="T127" style:parent-style-name="DefaultParagraphFont" style:family="text">
      <style:text-properties style:font-name="PT Serif" fo:color="#333333" fo:font-size="13.5pt" style:font-size-asian="13.5pt"/>
    </style:style>
    <style:style style:name="T128" style:parent-style-name="DefaultParagraphFont" style:family="text">
      <style:text-properties style:font-name="PT Serif" fo:color="#333333" fo:font-size="13.5pt" style:font-size-asian="13.5pt"/>
    </style:style>
    <style:style style:name="T129" style:parent-style-name="DefaultParagraphFont" style:family="text">
      <style:text-properties style:font-name="Times New Roman" fo:font-weight="bold" style:font-weight-asian="bold" fo:color="#000000" fo:font-size="24pt" style:font-size-asian="24pt"/>
    </style:style>
    <style:style style:name="T130" style:parent-style-name="DefaultParagraphFont" style:family="text">
      <style:text-properties style:font-name="Times New Roman" fo:color="#000000" fo:font-size="24pt" style:font-size-asian="24pt"/>
    </style:style>
    <style:style style:name="T131" style:parent-style-name="DefaultParagraphFont" style:family="text">
      <style:text-properties style:font-name="PT Serif" fo:color="#333333" fo:font-size="13.5pt" style:font-size-asian="13.5pt"/>
    </style:style>
    <style:style style:name="T132" style:parent-style-name="DefaultParagraphFont" style:family="text">
      <style:text-properties style:font-name="Times New Roman" fo:font-weight="bold" style:font-weight-asian="bold" fo:color="#000000" fo:font-size="24pt" style:font-size-asian="24pt"/>
    </style:style>
    <style:style style:name="T133" style:parent-style-name="DefaultParagraphFont" style:family="text">
      <style:text-properties style:font-name="Times New Roman" fo:color="#000000" fo:font-size="24pt" style:font-size-asian="24pt"/>
    </style:style>
    <style:style style:name="T134" style:parent-style-name="DefaultParagraphFont" style:family="text">
      <style:text-properties style:font-name="PT Serif" fo:color="#333333" fo:font-size="13.5pt" style:font-size-asian="13.5pt"/>
    </style:style>
    <style:style style:name="T135" style:parent-style-name="DefaultParagraphFont" style:family="text">
      <style:text-properties style:font-name="Times New Roman" fo:font-weight="bold" style:font-weight-asian="bold" fo:color="#000000" fo:font-size="24pt" style:font-size-asian="24pt"/>
    </style:style>
    <style:style style:name="T136" style:parent-style-name="DefaultParagraphFont" style:family="text">
      <style:text-properties style:font-name="Times New Roman" fo:color="#000000" fo:font-size="24pt" style:font-size-asian="24pt"/>
    </style:style>
    <style:style style:name="P137" style:parent-style-name="Textbody" style:family="paragraph">
      <style:text-properties style:font-name="Times New Roman" fo:color="#000000" fo:font-size="24pt" style:font-size-asian="24pt"/>
    </style:style>
    <style:style style:name="T138" style:parent-style-name="DefaultParagraphFont" style:family="text">
      <style:text-properties style:font-name="PT Serif" fo:color="#333333" fo:font-size="13.5pt" style:font-size-asian="13.5pt"/>
    </style:style>
    <style:style style:name="T139" style:parent-style-name="DefaultParagraphFont" style:family="text">
      <style:text-properties style:font-name="PT Serif" fo:color="#333333" fo:font-size="13.5pt" style:font-size-asian="13.5pt"/>
    </style:style>
    <style:style style:name="T140" style:parent-style-name="DefaultParagraphFont" style:family="text">
      <style:text-properties style:font-name="PT Serif" fo:color="#333333" fo:font-size="13.5pt" style:font-size-asian="13.5pt"/>
    </style:style>
    <style:style style:name="T141" style:parent-style-name="DefaultParagraphFont" style:family="text">
      <style:text-properties style:font-name="PT Serif" fo:color="#333333" fo:font-size="13.5pt" style:font-size-asian="13.5pt"/>
    </style:style>
    <style:style style:name="T142" style:parent-style-name="DefaultParagraphFont" style:family="text">
      <style:text-properties style:font-name="PT Serif" fo:color="#333333" fo:font-size="13.5pt" style:font-size-asian="13.5pt"/>
    </style:style>
    <style:style style:name="P143" style:parent-style-name="Textbody" style:family="paragraph">
      <style:text-properties style:font-name="PT Serif" fo:color="#333333" fo:font-size="13.5pt" style:font-size-asian="13.5pt"/>
    </style:style>
    <style:style style:name="P144" style:parent-style-name="Textbody" style:family="paragraph">
      <style:text-properties style:font-name="PT Serif" fo:color="#333333" fo:font-size="13.5pt" style:font-size-asian="13.5pt"/>
    </style:style>
    <style:style style:name="P145" style:parent-style-name="Textbody" style:family="paragraph">
      <style:text-properties style:font-name="PT Serif" fo:color="#333333" fo:font-size="13.5pt" style:font-size-asian="13.5pt"/>
    </style:style>
    <style:style style:name="P146" style:parent-style-name="Textbody" style:family="paragraph">
      <style:text-properties style:font-name="PT Serif" fo:color="#333333" fo:font-size="13.5pt" style:font-size-asian="13.5pt"/>
    </style:style>
    <style:style style:name="P147" style:parent-style-name="Textbody" style:family="paragraph">
      <style:text-properties style:font-name="PT Serif" fo:color="#333333" fo:font-size="13.5pt" style:font-size-asian="13.5pt"/>
    </style:style>
    <style:style style:name="P148" style:parent-style-name="Textbody" style:family="paragraph">
      <style:text-properties style:font-name="PT Serif" fo:color="#333333" fo:font-size="13.5pt" style:font-size-asian="13.5pt"/>
    </style:style>
    <style:style style:name="P149" style:parent-style-name="Textbody" style:family="paragraph">
      <style:text-properties style:font-name="PT Serif" fo:color="#333333" fo:font-size="13.5pt" style:font-size-asian="13.5pt"/>
    </style:style>
    <style:style style:name="P150" style:parent-style-name="Textbody" style:family="paragraph">
      <style:text-properties style:font-name="PT Serif" fo:color="#333333" fo:font-size="13.5pt" style:font-size-asian="13.5pt"/>
    </style:style>
    <style:style style:name="P151" style:parent-style-name="Textbody" style:family="paragraph">
      <style:text-properties style:font-name="PT Serif" fo:color="#333333" fo:font-size="13.5pt" style:font-size-asian="13.5pt"/>
    </style:style>
    <style:style style:name="P152" style:parent-style-name="Textbody" style:family="paragraph">
      <style:paragraph-properties fo:text-align="center"/>
    </style:style>
    <style:style style:name="P153" style:parent-style-name="Textbody" style:family="paragraph">
      <style:paragraph-properties fo:text-align="center"/>
    </style:style>
    <style:style style:name="T154" style:parent-style-name="StrongEmphasis" style:family="text">
      <style:text-properties style:font-name="PT Serif" fo:color="#333333" fo:font-size="24pt" style:font-size-asian="24pt"/>
    </style:style>
    <style:style style:name="T155" style:parent-style-name="StrongEmphasis" style:family="text">
      <style:text-properties style:font-name="PT Serif" fo:color="#333333" fo:font-size="18pt" style:font-size-asian="18pt" style:font-size-complex="18pt"/>
    </style:style>
    <style:style style:name="T156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57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58" style:parent-style-name="StrongEmphasis" style:family="text">
      <style:text-properties style:font-name="PT Serif" fo:color="#333333" fo:font-size="18pt" style:font-size-asian="18pt" style:font-size-complex="18pt"/>
    </style:style>
    <style:style style:name="T159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60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61" style:parent-style-name="StrongEmphasis" style:family="text">
      <style:text-properties style:font-name="PT Serif" fo:color="#333333" fo:font-size="18pt" style:font-size-asian="18pt" style:font-size-complex="18pt"/>
    </style:style>
    <style:style style:name="T162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63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64" style:parent-style-name="StrongEmphasis" style:family="text">
      <style:text-properties style:font-name="PT Serif" fo:color="#333333" fo:font-size="18pt" style:font-size-asian="18pt" style:font-size-complex="18pt"/>
    </style:style>
    <style:style style:name="T165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66" style:parent-style-name="StrongEmphasis" style:family="text">
      <style:text-properties style:font-name="PT Serif" fo:color="#333333" fo:font-size="18pt" style:font-size-asian="18pt" style:font-size-complex="18pt"/>
    </style:style>
    <style:style style:name="T167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68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69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70" style:parent-style-name="StrongEmphasis" style:family="text">
      <style:text-properties style:font-name="PT Serif" fo:color="#333333" fo:font-size="18pt" style:font-size-asian="18pt" style:font-size-complex="18pt"/>
    </style:style>
    <style:style style:name="T171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72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73" style:parent-style-name="StrongEmphasis" style:family="text">
      <style:text-properties style:font-name="PT Serif" fo:color="#333333" fo:font-size="18pt" style:font-size-asian="18pt" style:font-size-complex="18pt"/>
    </style:style>
    <style:style style:name="T174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75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76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77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78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79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80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81" style:parent-style-name="StrongEmphasis" style:family="text">
      <style:text-properties style:font-name="PT Serif" fo:color="#333333" fo:font-size="18pt" style:font-size-asian="18pt" style:font-size-complex="18pt"/>
    </style:style>
    <style:style style:name="T182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83" style:parent-style-name="StrongEmphasis" style:family="text">
      <style:text-properties style:font-name="PT Serif" fo:color="#333333" fo:font-size="18pt" style:font-size-asian="18pt" style:font-size-complex="18pt"/>
    </style:style>
    <style:style style:name="T184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85" style:parent-style-name="StrongEmphasis" style:family="text">
      <style:text-properties style:font-name="PT Serif" fo:color="#333333" fo:font-size="18pt" style:font-size-asian="18pt" style:font-size-complex="18pt"/>
    </style:style>
    <style:style style:name="T186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87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88" style:parent-style-name="StrongEmphasis" style:family="text">
      <style:text-properties style:font-name="PT Serif" fo:color="#333333" fo:font-size="18pt" style:font-size-asian="18pt" style:font-size-complex="18pt"/>
    </style:style>
    <style:style style:name="T189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90" style:parent-style-name="StrongEmphasis" style:family="text">
      <style:text-properties style:font-name="PT Serif" fo:color="#333333" fo:font-size="18pt" style:font-size-asian="18pt" style:font-size-complex="18pt"/>
    </style:style>
    <style:style style:name="T191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92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93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  <style:style style:name="T194" style:parent-style-name="StrongEmphasis" style:family="text">
      <style:text-properties style:font-name="PT Serif" fo:color="#333333" fo:font-size="18pt" style:font-size-asian="18pt" style:font-size-complex="18pt"/>
    </style:style>
    <style:style style:name="T195" style:parent-style-name="StrongEmphasis" style:family="text">
      <style:text-properties style:font-name="PT Serif" fo:font-weight="normal" style:font-weight-asian="normal" style:font-weight-complex="normal" fo:color="#333333" fo:font-size="18pt" style:font-size-asian="18pt" style:font-size-complex="18pt"/>
    </style:style>
  </office:automatic-styles>
  <office:body>
    <office:text text:use-soft-page-breaks="true">
      <text:p text:style-name="P1"><text:span text:style-name="T2">Conversion<text:s/></text:span><text:span text:style-name="T3">1</text:span></text:p>
      <text:p text:style-name="Textbody"><text:span text:style-name="T4">Man:<text:s/></text:span><text:span text:style-name="T5">Hi there. Why aren't you $random_verb?</text:span></text:p>
      <text:p text:style-name="Textbody"><text:span text:style-name="T6">Man:<text:s/></text:span><text:span text:style-name="T7">Hello. Have you tried $random_thing yet?</text:span></text:p>
      <text:p text:style-name="Textbody"><text:span text:style-name="T8">Woman :<text:s/></text:span><text:span text:style-name="T9">No, but I was just about to.</text:span></text:p>
      <text:p text:style-name="Textbody"><text:span text:style-name="T10">Man:<text:s/></text:span><text:span text:style-name="T11">Don't. It's terrible.</text:span></text:p>
      <text:p text:style-name="Textbody"><text:span text:style-name="T12">Woman :<text:s/></text:span><text:span text:style-name="T13">Oh. Okay.</text:span></text:p>
      <text:p text:style-name="Textbody"><text:span text:style-name="T14">Man:<text:s/></text:span><text:span text:style-name="T15">So, how are you knowing $random_name?</text:span></text:p>
      <text:p text:style-name="Textbody"><text:span text:style-name="T16">Woman :<text:s/></text:span><text:span text:style-name="T17">Oh, $random_name and I go way back. We studied $random_study together.</text:span></text:p>
      <text:p text:style-name="Textbody"><text:span text:style-name="T18">Man: $random_study</text:span><text:span text:style-name="T19">. Hmm. I heard on the radio $random_weekday that all of you nurses are on strike. Are they not paying you enough?</text:span></text:p>
      <text:p text:style-name="Textbody"><text:span text:style-name="T20">W</text:span><text:span text:style-name="T21">oman :<text:s/></text:span><text:span text:style-name="T22">Actually it's about working conditions.</text:span></text:p>
      <text:p text:style-name="Textbody"><text:span text:style-name="T23">Man:<text:s/></text:span><text:span text:style-name="T24">I see. So, have you had a chance to take a $random_action?</text:span></text:p>
      <text:p text:style-name="Textbody"><text:span text:style-name="T25">Woman :<text:s/></text:span><text:span text:style-name="T26">No, not yet. How about you?</text:span></text:p>
      <text:p text:style-name="Textbody"><text:span text:style-name="T27">Man:<text:s/></text:span><text:span text:style-name="T28">No, I need to lose some weight before I put on a bathing suit. But you have a great figure.</text:span></text:p>
      <text:p text:style-name="Textbody"><text:span text:style-name="T29">Woman :<text:s/></text:span><text:span text:style-name="T30">Uh,<text:s/></text:span><text:span text:style-name="T31">thanks. Well, I better go and $random_verb2. There are a few people I haven't said hello to yet.</text:span></text:p>
      <text:p text:style-name="Textbody"><text:span text:style-name="T32">Man:<text:s/></text:span><text:span text:style-name="T33">Wait! Did you hear that the $random_name2 is coming to town?</text:span></text:p>
      <text:p text:style-name="Textbody"><text:span text:style-name="T34">Woman :<text:s/></text:span><text:span text:style-name="T35">Ya. I heard that on the news $random_weekday2. I bet it'll be really tough to get to<text:s/></text:span><text:span text:style-name="T36">see him.</text:span></text:p>
      <text:p text:style-name="Textbody"><text:span text:style-name="T37">Man:<text:s/></text:span><text:span text:style-name="T38">I know. But I'm not $random_religion anyway. Are you?</text:span></text:p>
      <text:p text:style-name="Textbody"><text:span text:style-name="T39">Woman :<text:s/></text:span><text:span text:style-name="T40">Yes, I am actually. Well, it looks the sun is finally coming out. I think I'll go take that $random_thing2.</text:span></text:p>
      <text:p text:style-name="Textbody"><text:span text:style-name="T41">Man:<text:s/></text:span><text:span text:style-name="T42">You better hurry. I hear they are asking for thunderstorms this $ra</text:span><text:span text:style-name="T43">ndom_daytime.</text:span></text:p>
      <text:p text:style-name="P44"/>
      <text:p text:style-name="Textbody"><text:span text:style-name="T45">Variables:</text:span><text:span text:style-name="T46"><text:s/>(</text:span><text:span text:style-name="T47">$random_verb, $random_thing , $random_name, $random_study,<text:s/></text:span><text:span text:style-name="T48">$random_weekday,<text:s/></text:span><text:span text:style-name="T49">$random_action, $random_verb2, $random_name2, <text:s/>$random_weekday2 ,$random_religion, $random_thing2, $random_daytime).</text:span></text:p>
      <text:p text:style-name="P50"/>
      <text:soft-page-break/>
      <text:p text:style-name="P51">Conversion 2</text:p>
      <text:p text:style-name="Textbody"><text:span text:style-name="T52">Man:<text:s/></text:span><text:span text:style-name="T53">Hi there. Why aren't you<text:s/></text:span><text:span text:style-name="T54">$random_verb?</text:span></text:p>
      <text:p text:style-name="Textbody"><text:span text:style-name="T55">Man:<text:s/></text:span><text:span text:style-name="T56">Hello. Have you tried $random_thing yet?</text:span></text:p>
      <text:p text:style-name="Textbody"><text:span text:style-name="T57">A:</text:span><text:span text:style-name="T58">Are you going to the party on<text:s/></text:span><text:span text:style-name="T59">$random_weekday</text:span><text:span text:style-name="T60">?</text:span><text:span text:style-name="T61"><text:line-break/></text:span><text:span text:style-name="T62">Woman :<text:s/></text:span><text:span text:style-name="T63">No, but I was just about to.</text:span></text:p>
      <text:p text:style-name="Textbody"><text:span text:style-name="T64">Man:<text:s/></text:span><text:span text:style-name="T65">Don't. It's terrible.</text:span></text:p>
      <text:p text:style-name="Textbody"><text:span text:style-name="T66">Woman :<text:s/></text:span><text:span text:style-name="T67">Oh. Okay.</text:span><text:span text:style-name="T68"><text:line-break/></text:span><text:span text:style-name="T69">B:</text:span><text:span text:style-name="T70">I was thinking about it. Are you?</text:span><text:span text:style-name="T71"><text:line-break/></text:span><text:span text:style-name="T72">Man:<text:s/></text:span><text:span text:style-name="T73">So, how are you knowing<text:s/></text:span><text:span text:style-name="T74">$random_name?</text:span></text:p>
      <text:p text:style-name="Textbody"><text:span text:style-name="T75">Woman :<text:s/></text:span><text:span text:style-name="T76">Oh, $random_name and I go way back. We studied $random_study together.</text:span></text:p>
      <text:p text:style-name="Textbody"><text:span text:style-name="T77">Man: $random_study</text:span><text:span text:style-name="T78">. Hmm. I heard on the radio $random_weekday that all of you nurses are on strike. Are they not paying you enough?</text:span><text:span text:style-name="T79"><text:line-break/></text:span><text:span text:style-name="T80">A:</text:span><text:span text:style-name="T81">Yeah, I heard it's going to b</text:span><text:span text:style-name="T82">e a lot of fun.</text:span><text:span text:style-name="T83"><text:line-break/></text:span><text:span text:style-name="T84">Woman :<text:s/></text:span><text:span text:style-name="T85">Actually it's about working conditions.</text:span></text:p>
      <text:p text:style-name="Textbody"><text:span text:style-name="T86">Man:<text:s/></text:span><text:span text:style-name="T87">I see. So, have you had a chance to take a $random_action?</text:span><text:span text:style-name="T88"><text:line-break/></text:span><text:span text:style-name="T89">B:</text:span><text:span text:style-name="T90">Really? Well, what time does it start?</text:span><text:span text:style-name="T91"><text:line-break/></text:span><text:span text:style-name="T92">Woman :<text:s/></text:span><text:span text:style-name="T93">No, not yet. How about you?</text:span></text:p>
      <text:p text:style-name="Textbody"><text:span text:style-name="T94">Man:<text:s/></text:span><text:span text:style-name="T95">No, I need to lose some weight before I put on</text:span><text:span text:style-name="T96"><text:s/>a bathing suit. But you have a great figure.</text:span></text:p>
      <text:p text:style-name="Textbody"><text:span text:style-name="T97">Woman :<text:s/></text:span><text:span text:style-name="T98">Uh, thanks. Well, I better go and $random_verb2. There are a few people I haven't said hello to yet.</text:span><text:span text:style-name="T99"><text:line-break/></text:span><text:span text:style-name="T100">A:</text:span><text:span text:style-name="T101">It starts at<text:s/></text:span><text:span text:style-name="T102">$random_time</text:span><text:span text:style-name="T103"><text:s/>pm, and I really think you should go.</text:span><text:span text:style-name="T104"><text:line-break/></text:span><text:span text:style-name="T105">Man:<text:s/></text:span><text:span text:style-name="T106">I know. But I'm not $random_re</text:span><text:span text:style-name="T107">ligion anyway. Are you?</text:span><text:span text:style-name="T108"><text:line-break/></text:span><text:span text:style-name="T109">B:</text:span><text:span text:style-name="T110">Well, who else is going to be there?</text:span><text:span text:style-name="T111"><text:line-break/></text:span><text:span text:style-name="T112">Woman :<text:s/></text:span><text:span text:style-name="T113">Yes, I am actually. Well, it looks the sun is finally coming out. I think I'll go take that $random_thing2.</text:span><text:span text:style-name="T114"><text:line-break/></text:span><text:span text:style-name="T115">A:</text:span><text:span text:style-name="T116">Everybody from school.</text:span><text:span text:style-name="T117"><text:line-break/></text:span><text:span text:style-name="T118">Man:<text:s/></text:span><text:span text:style-name="T119">You better hurry. I hear they are asking for<text:s/></text:span><text:span text:style-name="T120">thunderstorms this $random_daytime.</text:span><text:span text:style-name="T121"><text:line-break/></text:span><text:soft-page-break/><text:span text:style-name="T122">B:</text:span><text:span text:style-name="T123">How do you know it's going to be so fun?</text:span><text:span text:style-name="T124"><text:line-break/></text:span><text:span text:style-name="T125">A:</text:span><text:span text:style-name="T126">This party is going to have a DJ, food, and drinks. And it is at<text:s/></text:span><text:span text:style-name="T127">$random_location</text:span><text:span text:style-name="T128"><text:line-break/></text:span><text:span text:style-name="T129">B:</text:span><text:span text:style-name="T130">Wow, that does sound like it's going to be fun.</text:span><text:span text:style-name="T131"><text:line-break/></text:span><text:span text:style-name="T132">A:</text:span><text:span text:style-name="T133">So am I going to see you at the party?</text:span><text:span text:style-name="T134"><text:line-break/></text:span><text:span text:style-name="T135">B:</text:span><text:span text:style-name="T136">Yeah, I will be there. Keep negative comments out of your small talk. You don't know if the person you are talking about is a close friend of the person you are talking to. During small talk it is not appropriate to discuss salaries.</text:span></text:p>
      <text:p text:style-name="P137"/>
      <text:p text:style-name="Textbody"><text:span text:style-name="T138">Variables:<text:s/></text:span><text:span text:style-name="T139">($random_verb, $random_thing , $random_name, $random_study, $random_weekday, $random_action, $random_verb2, $random_name2, <text:s/>$random_weekday2 ,$random_religion, $random_thing2, $random_daytime</text:span><text:span text:style-name="T140">) + ( $random_weekday</text:span><text:span text:style-name="T141">3</text:span><text:span text:style-name="T142">, $random_time , $random_location).</text:span>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><text:span text:style-name="T154">Conversion 3</text:span></text:p>
      <text:soft-page-break/>
      <text:p text:style-name="Textbody"><text:span text:style-name="T155">Joe:</text:span><text:span text:style-name="T156"><text:s/>Yeah,<text:s/></text:span><text:span text:style-name="T157">without falling.</text:span></text:p>
      <text:p text:style-name="Textbody"><text:span text:style-name="T158">Kristin:</text:span><text:span text:style-name="T159"><text:s/>Yeah, without falling. And I, I had no idea what was going on for a few</text:span></text:p>
      <text:p text:style-name="Textbody"><text:span text:style-name="T160">minutes afterwards. And then I realized, oh that must have been an earthquake.</text:span></text:p>
      <text:p text:style-name="Textbody"><text:span text:style-name="T161">Joe:</text:span><text:span text:style-name="T162"><text:s/>Yeah, you know what I usually notice, the times that I’ve been at home,</text:span></text:p>
      <text:p text:style-name="Textbody"><text:span text:style-name="T163">here...</text:span></text:p>
      <text:p text:style-name="Textbody"><text:span text:style-name="T164">Kristin:<text:s/></text:span><text:span text:style-name="T165">Yeah.</text:span></text:p>
      <text:p text:style-name="Textbody"><text:span text:style-name="T166">Joe:</text:span><text:span text:style-name="T167"><text:s/>...and, uh, there’s been an earthquake? It’s almost as if there’s this really big train, or like a gigantic Mack truck going by. And, uh, suddenly I start to hear the heater shaking. And, um, it’s like, the noise is like, uh, is</text:span><text:span text:style-name="T168"><text:s/>loud for like a second and then it’s gone, so...</text:span></text:p>
      <text:p text:style-name="Textbody"><text:span text:style-name="T169">Kristin: That’s so...</text:span></text:p>
      <text:p text:style-name="Textbody"><text:span text:style-name="T170">Joe:</text:span><text:span text:style-name="T171"><text:s/>...it’s really weird, y’know, it’s almost like the first couple’a times I felt it, I</text:span></text:p>
      <text:p text:style-name="Textbody"><text:span text:style-name="T172">wasn’t even aware it was an earthquake while it was happening.</text:span></text:p>
      <text:p text:style-name="Textbody"><text:span text:style-name="T173">Kristin:</text:span><text:span text:style-name="T174"><text:s/>Well, that’s so funny<text:s/></text:span><text:span text:style-name="T175">you say that because one that I experienced in</text:span></text:p>
      <text:p text:style-name="Textbody"><text:span text:style-name="T176">Bangkok, it actually was after the tsunami and so later I found out that it was, it was, um, aftershock from the tsunami. But anyway, I was in a building up on the ninth floor and suddenly, uh, there was all<text:s/></text:span><text:span text:style-name="T177">this rattling. And I’m thinking to myself, it, it just, it, it was so irrational. I’m thinking to myself, god, there’s like a train going by and I can’t believe that this building is shaking so much from the train [laugh]. It… And of course a train wouldn’</text:span><text:span text:style-name="T178">t have made a<text:s/></text:span><text:soft-page-break/><text:span text:style-name="T179">building, or at least me up on the ninth floor, feel something to that effect. And I think it happened about two times. And it... That one wasn’t until several days later when I was talking to people and they were like, “Oh didja feel the ear</text:span><text:span text:style-name="T180">thquake?”. Then it dawned on me, oh, that was an earthquake. It was...</text:span></text:p>
      <text:p text:style-name="Textbody"><text:span text:style-name="T181">Joe:</text:span><text:span text:style-name="T182"><text:s/>Yeah, I know. It’s, uh, it’s crazy how when you’re not used to feeling them you can think it’s something else.</text:span></text:p>
      <text:p text:style-name="Textbody"><text:span text:style-name="T183">Kristin:<text:s/></text:span><text:span text:style-name="T184">Yeah, yeah totally.</text:span></text:p>
      <text:p text:style-name="Textbody"><text:span text:style-name="T185">Joe:</text:span><text:span text:style-name="T186"><text:s/>I mean, I’ve been living’ here for<text:s/></text:span><text:span text:style-name="T187">a while now and I’ve definitely felt my share of earthquakes. I mean, know, when you live here it’s a given that you’re gonna experience earthquakes. You just hope that you’re not gonna be here for the big one, know...</text:span></text:p>
      <text:p text:style-name="Textbody"><text:span text:style-name="T188">Kristin:<text:s/></text:span><text:span text:style-name="T189">[laugh] Yeah, right.</text:span></text:p>
      <text:p text:style-name="Textbody"><text:span text:style-name="T190">Joe:</text:span><text:span text:style-name="T191"><text:s/>Wh</text:span><text:span text:style-name="T192">en I first moved here, it was, uh, about five years after the Loma Prieta earthquake, which was a very big earthquake here. And, um, there are a lot of people who lived here who I met who had actually been living in the area when the earthquake hit. So it<text:s/></text:span><text:span text:style-name="T193">was interesting to get their perspective...</text:span></text:p>
      <text:p text:style-name="Textbody"><text:span text:style-name="T194">Kristin:</text:span><text:span text:style-name="T195"><text:s/>Oh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T Serif" svg:font-family="PT 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bass ali</dc:creator>
    <meta:creation-date>2018-06-21T11:52:00Z</meta:creation-date>
    <dc:date>2018-07-16T20:04:00Z</dc:date>
    <meta:template xlink:href="Normal" xlink:type="simple"/>
    <meta:editing-cycles>14</meta:editing-cycles>
    <meta:editing-duration>PT6240S</meta:editing-duration>
    <meta:document-statistic meta:page-count="5" meta:paragraph-count="11" meta:word-count="879" meta:character-count="5882" meta:row-count="41" meta:non-whitespace-character-count="5014"/>
  </office:meta>
</office:document-meta>
</file>